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ccanthis ADF Std" svg:font-family="'Accanthis ADF Std'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5429" draw:opacity="75%" draw:textarea-vertical-align="middle" fo:min-height="2cm"/>
      <style:paragraph-properties style:writing-mode="lr-tb"/>
    </style:style>
    <style:style style:name="gr2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3" style:family="graphic" style:parent-style-name="objectwithoutfill">
      <style:graphic-properties svg:stroke-color="#800080" draw:marker-end="Extrémités_20_de_20_flèche_20_3" draw:marker-end-width="0.3cm" draw:fill="none" draw:textarea-vertical-align="middle"/>
    </style:style>
    <style:style style:name="gr4" style:family="graphic" style:parent-style-name="objectwithoutfill">
      <style:graphic-properties svg:stroke-color="#780373" draw:marker-end="Extrémités_20_de_20_flèche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6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327cm"/>
      <style:paragraph-properties style:writing-mode="lr-tb"/>
    </style:style>
    <style:style style:name="gr9" style:family="graphic" style:parent-style-name="standard">
      <style:graphic-properties draw:marker-start="Extrémités_20_de_20_flèche_20_5" draw:marker-start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2" style:family="graphic" style:parent-style-name="objectwithoutfill">
      <style:graphic-properties svg:stroke-color="#ff0000" draw:marker-end="Extrémités_20_de_20_flèche_20_11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Extrémités_20_de_20_flèche_20_12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solid" draw:fill-color="#ff5429" draw:opacity="0%" draw:textarea-vertical-align="middle" fo:min-height="2cm"/>
      <style:paragraph-properties style:writing-mode="lr-tb"/>
    </style:style>
    <style:style style:name="gr17" style:family="graphic" style:parent-style-name="objectwithoutfill">
      <style:graphic-properties svg:stroke-width="0.053cm" svg:stroke-color="#800080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ff0000" draw:marker-start-width="0.279cm" draw:marker-end="Extrémités_20_de_20_flèche_20_7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800080" draw:marker-start-width="0.279cm" draw:marker-end="Extrémités_20_de_20_flèche_20_8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0000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000000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.044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.04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5429" draw:opacity="75%"/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ff5429" draw:opacity="75%"/>
      <style:paragraph-properties fo:text-align="center" style:writing-mode="lr-tb"/>
      <style:text-properties fo:color="#000000" loext:opacity="100%" loext:color-lum-mod="100%" loext:color-lum-off="0%" style:font-name="Cantarell"/>
    </style:style>
    <style:style style:name="P7" style:family="paragraph">
      <loext:graphic-properties draw:fill="solid" draw:fill-color="#ff5429" draw:opacity="75%"/>
      <style:paragraph-properties fo:text-align="center" style:writing-mode="lr-tb"/>
      <style:text-properties fo:color="#000000" loext:opacity="100%" loext:color-lum-mod="100%" loext:color-lum-off="0%" style:font-name="Accanthis ADF Std"/>
    </style:style>
    <style:style style:name="P8" style:family="paragraph">
      <loext:graphic-properties draw:fill="none"/>
      <style:paragraph-properties fo:text-align="center"/>
      <style:text-properties style:font-name="Cantarell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Cantarell"/>
    </style:style>
    <style:style style:name="P10" style:family="paragraph">
      <style:paragraph-properties fo:text-align="center"/>
      <style:text-properties style:font-name="Cantarell"/>
    </style:style>
    <style:style style:name="P11" style:family="paragraph">
      <loext:graphic-properties draw:fill="solid" draw:fill-color="#ff5429" draw:opacity="0%"/>
      <style:paragraph-properties fo:text-align="center" style:writing-mode="lr-tb"/>
      <style:text-properties fo:color="#55308d" loext:opacity="100%" loext:color-lum-mod="100%" loext:color-lum-off="0%"/>
    </style:style>
    <style:style style:name="P12" style:family="paragraph">
      <loext:graphic-properties draw:fill="solid" draw:fill-color="#ff5429" draw:opacity="0%"/>
      <style:paragraph-properties fo:text-align="center" style:writing-mode="lr-tb"/>
      <style:text-properties fo:color="#000000" loext:opacity="100%" loext:color-lum-mod="100%" loext:color-lum-off="0%"/>
    </style:style>
    <style:style style:name="P13" style:family="paragraph">
      <loext:graphic-properties draw:fill="none"/>
      <style:paragraph-properties fo:text-align="center"/>
      <style:text-properties fo:color="#55308d" loext:opacity="100%" loext:color-lum-mod="100%" loext:color-lum-off="0%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ff5429" draw:opacity="0%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loext:color-lum-mod="100%" loext:color-lum-off="0%"/>
    </style:style>
    <style:style style:name="P16" style:family="paragraph">
      <loext:graphic-properties draw:fill="solid" draw:fill-color="#ff5429" draw:opacity="0%"/>
      <style:paragraph-properties fo:margin-left="0cm" fo:margin-right="0cm" fo:margin-top="0cm" fo:margin-bottom="0cm" fo:line-height="100%" fo:text-align="center" fo:text-indent="0cm" style:writing-mode="lr-tb"/>
      <style:text-properties fo:color="#55308d" loext:opacity="100%" loext:color-lum-mod="100%" loext:color-lum-off="0%"/>
    </style:style>
    <style:style style:name="P17" style:family="paragraph">
      <loext:graphic-properties draw:fill="solid" draw:fill-color="#ff5429" draw:opacity="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000000" loext:opacity="100%" style:font-name="Cantarell"/>
    </style:style>
    <style:style style:name="T4" style:family="text">
      <style:text-properties style:font-name="Cantarell" fo:font-size="10.5pt" style:font-size-asian="10.5pt" style:font-size-complex="10.5pt"/>
    </style:style>
    <style:style style:name="T5" style:family="text">
      <style:text-properties style:font-name="Cantarell" fo:font-size="13pt" fo:font-weight="bold" style:font-size-asian="13pt" style:font-weight-asian="bold" style:font-size-complex="13pt" style:font-weight-complex="bold"/>
    </style:style>
    <style:style style:name="T6" style:family="text">
      <style:text-properties style:text-position="33% 58%" style:font-name="Cantarell" fo:font-size="13pt" fo:font-weight="bold" style:font-size-asian="13pt" style:font-weight-asian="bold" style:font-size-complex="13pt" style:font-weight-complex="bold"/>
    </style:style>
    <style:style style:name="T7" style:family="text">
      <style:text-properties style:text-position="-8% 58%" style:font-name="Cantarell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10.5pt" fo:font-style="normal" fo:text-shadow="none" style:text-underline-style="none" fo:font-weight="bold" style:letter-kerning="true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55308d" loext:opacity="100%"/>
    </style:style>
    <style:style style:name="T15" style:family="text">
      <style:text-properties fo:color="#ff0000" loext:opacity="100%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Cantarell" fo:font-size="10.5pt" fo:font-style="normal" fo:text-shadow="none" style:text-underline-style="none" fo:font-weight="bold" style:letter-kerning="true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text-position="33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0000" loext:opacity="100%" style:text-position="33% 58%" style:font-name="Cantarell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ff0000" loext:opacity="100%" style:text-position="-8% 58%" style:font-name="Cantarell"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ff0000" loext:opacity="100%" style:font-name="Cantarell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55308d" loext:opacity="100%" style:text-outline="false" style:text-line-through-style="none" style:text-line-through-type="none" style:font-name="Cantarell" fo:font-size="10.5pt" fo:font-style="normal" fo:text-shadow="none" style:text-underline-style="none" fo:font-weight="bold" style:letter-kerning="true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5308d" loext:opacity="100%" style:text-outline="false" style:text-line-through-style="none" style:text-line-through-type="none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5308d" loext:opacity="100%" style:text-outline="false" style:text-line-through-style="none" style:text-line-through-type="none" style:text-position="33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5308d" loext:opacity="100%" style:text-outline="false" style:text-line-through-style="none" style:text-line-through-type="none" style:text-position="-8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55308d" loext:opacity="100%" style:text-position="33% 58%" style:font-name="Cantarell" fo:font-size="13pt" fo:font-weight="bold" style:font-size-asian="13pt" style:font-weight-asian="bold" style:font-size-complex="13pt" style:font-weight-complex="bold"/>
    </style:style>
    <style:style style:name="T30" style:family="text">
      <style:text-properties fo:color="#55308d" loext:opacity="100%" style:text-position="-8% 58%" style:font-name="Cantarell" fo:font-size="13pt" fo:font-weight="bold" style:font-size-asian="13pt" style:font-weight-asian="bold" style:font-size-complex="13pt" style:font-weight-complex="bold"/>
    </style:style>
    <style:style style:name="T31" style:family="text">
      <style:text-properties fo:color="#55308d" loext:opacity="100%" style:font-name="Cantarell" fo:font-size="13pt" fo:font-weight="bold" style:font-size-asian="13pt" style:font-weight-asian="bold" style:font-size-complex="13pt" style:font-weight-complex="bold"/>
    </style:style>
    <style:style style:name="T32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Cantarell" fo:font-size="10.5pt" fo:font-style="normal" fo:text-shadow="none" style:text-underline-style="none" fo:font-weight="bold" style:letter-kerning="true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loext:opacity="100%" style:font-name="Cantarel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403cm" svg:height="2.25cm" svg:x="2.25cm" svg:y="12.75cm">
          <draw:text-box>
            <text:p text:style-name="P1"><text:span text:style-name="T1">Alice</text:span></text:p>
          </draw:text-box>
        </draw:frame>
        <draw:frame draw:style-name="gr1" draw:text-style-name="P2" draw:layer="layout" svg:width="3.403cm" svg:height="2.25cm" svg:x="15.097cm" svg:y="12.75cm">
          <draw:text-box>
            <text:p text:style-name="P1"><text:span text:style-name="T1">Bob</text:span></text:p>
          </draw:text-box>
        </draw:frame>
        <draw:frame draw:style-name="gr1" draw:text-style-name="P2" draw:layer="layout" svg:width="3.403cm" svg:height="2.25cm" svg:x="8.716cm" svg:y="12.75cm">
          <draw:text-box>
            <text:p text:style-name="P1"><text:span text:style-name="T1">Eve</text:span></text:p>
          </draw:text-box>
        </draw:frame>
        <draw:line draw:style-name="gr2" draw:text-style-name="P3" draw:layer="layout" svg:x1="5.653cm" svg:y1="13.2cm" svg:x2="8.631cm" svg:y2="13.2cm">
          <text:p/>
        </draw:line>
        <draw:line draw:style-name="gr2" draw:text-style-name="P3" draw:layer="layout" svg:x1="12.119cm" svg:y1="13.2cm" svg:x2="15.097cm" svg:y2="13.2cm">
          <text:p/>
        </draw:line>
        <draw:line draw:style-name="gr3" draw:text-style-name="P4" draw:layer="layout" svg:x1="8.631cm" svg:y1="14.55cm" svg:x2="5.653cm" svg:y2="14.55cm">
          <text:p/>
        </draw:line>
        <draw:line draw:style-name="gr4" draw:text-style-name="P3" draw:layer="layout" svg:x1="15.101cm" svg:y1="14.55cm" svg:x2="12.123cm" svg:y2="14.55cm">
          <text:p/>
        </draw:line>
        <draw:frame draw:style-name="gr5" draw:text-style-name="P5" draw:layer="layout" svg:width="3.25cm" svg:height="1.484cm" svg:x="5.5cm" svg:y="12.25cm">
          <draw:text-box>
            <text:p text:style-name="P1"><text:span text:style-name="T2">1 - Requête </text:span><text:span text:style-name="T2">HTTP r1</text:span></text:p>
          </draw:text-box>
        </draw:frame>
        <draw:frame draw:style-name="gr5" draw:text-style-name="P5" draw:layer="layout" svg:width="3.25cm" svg:height="1.484cm" svg:x="12cm" svg:y="12.516cm">
          <draw:text-box>
            <text:p text:style-name="P1"><text:span text:style-name="T2">2 – r1 modifié</text:span></text:p>
          </draw:text-box>
        </draw:frame>
        <draw:frame draw:style-name="gr5" draw:text-style-name="P5" draw:layer="layout" svg:width="3.25cm" svg:height="1.484cm" svg:x="12cm" svg:y="14.55cm">
          <draw:text-box>
            <text:p text:style-name="P1"><text:span text:style-name="T2">3 – réponse à r1 </text:span><text:span text:style-name="T2">modifié</text:span></text:p>
          </draw:text-box>
        </draw:frame>
        <draw:frame draw:style-name="gr5" draw:text-style-name="P5" draw:layer="layout" svg:width="3.25cm" svg:height="1.484cm" svg:x="5.6cm" svg:y="14.55cm">
          <draw:text-box>
            <text:p text:style-name="P1"><text:span text:style-name="T2">4 – réponse à r1</text:span></text:p>
          </draw:text-box>
        </draw:frame>
        <draw:frame draw:style-name="gr1" draw:text-style-name="P6" draw:layer="layout" svg:width="3.403cm" svg:height="2.25cm" svg:x="4.498cm" svg:y="20.25cm">
          <draw:text-box>
            <text:p text:style-name="P1"><text:span text:style-name="T3">Bob</text:span></text:p>
          </draw:text-box>
        </draw:frame>
        <draw:frame draw:style-name="gr1" draw:text-style-name="P7" draw:layer="layout" svg:width="3.403cm" svg:height="2.25cm" svg:x="11.347cm" svg:y="20.25cm">
          <draw:text-box>
            <text:p text:style-name="P1"><text:span text:style-name="T3">AC</text:span></text:p>
          </draw:text-box>
        </draw:frame>
        <draw:line draw:style-name="gr6" draw:text-style-name="P8" draw:layer="layout" svg:x1="8cm" svg:y1="20.5cm" svg:x2="11.25cm" svg:y2="20.5cm">
          <text:p/>
        </draw:line>
        <draw:frame draw:style-name="gr7" draw:text-style-name="P9" draw:layer="layout" svg:width="3.25cm" svg:height="1.83cm" svg:x="8cm" svg:y="18.753cm">
          <draw:text-box>
            <text:p text:style-name="P1"><text:span text:style-name="T4">1 – Demande de </text:span><text:span text:style-name="T4">certificat.</text:span></text:p>
            <text:p text:style-name="P1"><text:span text:style-name="T4"><text:s/></text:span><text:span text:style-name="T4">Envoie de </text:span><text:span text:style-name="T5">K</text:span><text:span text:style-name="T6">pub</text:span><text:span text:style-name="T7">B</text:span></text:p>
          </draw:text-box>
        </draw:frame>
        <draw:frame draw:style-name="gr8" draw:text-style-name="P9" draw:layer="layout" svg:width="4.25cm" svg:height="2.577cm" svg:x="14.5cm" svg:y="20.423cm">
          <draw:text-box>
            <text:p text:style-name="P1"><text:span text:style-name="T8">2 – Étude de la </text:span><text:span text:style-name="T8">demande. Si </text:span><text:span text:style-name="T8">validée, création </text:span><text:span text:style-name="T8">du certificat </text:span></text:p>
            <text:p text:style-name="P1"><text:span text:style-name="T9">s = </text:span><text:span text:style-name="T10">K</text:span><text:span text:style-name="T11">priv</text:span><text:span text:style-name="T12">AC </text:span><text:span text:style-name="T13">(K</text:span><text:span text:style-name="T6">pub</text:span><text:span text:style-name="T7">B</text:span><text:span text:style-name="T5">)</text:span></text:p>
          </draw:text-box>
        </draw:frame>
        <draw:line draw:style-name="gr9" draw:text-style-name="P10" draw:layer="layout" svg:x1="7.95cm" svg:y1="21.5cm" svg:x2="11.2cm" svg:y2="21.5cm">
          <text:p/>
        </draw:line>
        <draw:frame draw:style-name="gr5" draw:text-style-name="P9" draw:layer="layout" svg:width="3.25cm" svg:height="1.484cm" svg:x="8cm" svg:y="21.703cm">
          <draw:text-box>
            <text:p text:style-name="P1"><text:span text:style-name="T4">3 – Envoie du </text:span><text:span text:style-name="T4">certificat s</text:span></text:p>
          </draw:text-box>
        </draw:frame>
        <draw:frame draw:style-name="gr1" draw:text-style-name="P2" draw:layer="layout" svg:width="3.403cm" svg:height="2.25cm" svg:x="2.25cm" svg:y="2.65cm">
          <draw:text-box>
            <text:p text:style-name="P1"><text:span text:style-name="T1">Alice</text:span></text:p>
          </draw:text-box>
        </draw:frame>
        <draw:frame draw:style-name="gr1" draw:text-style-name="P2" draw:layer="layout" svg:width="3.403cm" svg:height="2.25cm" svg:x="13.847cm" svg:y="2.5cm">
          <draw:text-box>
            <text:p text:style-name="P1"><text:span text:style-name="T1">Bob</text:span></text:p>
          </draw:text-box>
        </draw:frame>
        <draw:frame draw:style-name="gr1" draw:text-style-name="P2" draw:layer="layout" svg:width="3.403cm" svg:height="2.25cm" svg:x="10.597cm" svg:y="6cm">
          <draw:text-box>
            <text:p text:style-name="P1"><text:span text:style-name="T1">Eve</text:span></text:p>
          </draw:text-box>
        </draw:frame>
        <draw:line draw:style-name="gr2" draw:text-style-name="P3" draw:layer="layout" svg:x1="5.653cm" svg:y1="3.8cm" svg:x2="13.75cm" svg:y2="3.75cm">
          <text:p/>
        </draw:line>
        <draw:frame draw:style-name="gr10" draw:text-style-name="P5" draw:layer="layout" svg:width="3.3cm" svg:height="0.662cm" svg:x="7.7cm" svg:y="3.119cm">
          <draw:text-box>
            <text:p text:style-name="P1"><text:span text:style-name="T2">Requête HTTP</text:span></text:p>
          </draw:text-box>
        </draw:frame>
        <draw:frame draw:style-name="gr11" draw:text-style-name="P5" draw:layer="layout" svg:width="3.05cm" svg:height="1.073cm" svg:x="7.45cm" svg:y="3.777cm">
          <draw:text-box>
            <text:p text:style-name="P1"><text:span text:style-name="T2">Identifiant</text:span></text:p>
            <text:p text:style-name="P1"><text:span text:style-name="T2">Mot de passe</text:span></text:p>
          </draw:text-box>
        </draw:frame>
        <draw:line draw:style-name="gr12" draw:text-style-name="P3" draw:layer="layout" svg:x1="12.25cm" svg:y1="3.75cm" svg:x2="12.25cm" svg:y2="6cm">
          <text:p/>
        </draw:line>
        <draw:line draw:style-name="gr13" draw:text-style-name="P3" draw:layer="layout" svg:x1="9cm" svg:y1="5.75cm" svg:x2="12cm" svg:y2="4.75cm">
          <text:p/>
        </draw:line>
        <draw:frame draw:style-name="gr10" draw:text-style-name="P5" draw:layer="layout" svg:width="3.3cm" svg:height="0.662cm" svg:x="6.35cm" svg:y="5.5cm">
          <draw:text-box>
            <text:p text:style-name="P1"><text:span text:style-name="T2">espionnage</text:span></text:p>
          </draw:text-box>
        </draw:frame>
        <draw:line draw:style-name="gr2" draw:text-style-name="P3" draw:layer="layout" svg:x1="16cm" svg:y1="7.15cm" svg:x2="16cm" svg:y2="4.75cm">
          <text:p/>
        </draw:line>
        <draw:line draw:style-name="gr14" draw:text-style-name="P3" draw:layer="layout" svg:x1="16cm" svg:y1="7.15cm" svg:x2="14cm" svg:y2="7.15cm">
          <text:p/>
        </draw:line>
        <draw:frame draw:style-name="gr10" draw:text-style-name="P5" draw:layer="layout" svg:width="3.3cm" svg:height="0.662cm" svg:x="7.7cm" svg:y="3.119cm">
          <draw:text-box>
            <text:p text:style-name="P1"><text:span text:style-name="T2">Requête </text:span><text:span text:style-name="T2">HTTP</text:span></text:p>
          </draw:text-box>
        </draw:frame>
        <draw:frame draw:style-name="gr10" draw:text-style-name="P5" draw:layer="layout" svg:width="3.3cm" svg:height="1.484cm" svg:x="16cm" svg:y="5.588cm">
          <draw:text-box>
            <text:p text:style-name="P1"><text:span text:style-name="T2">Nouvelle </text:span><text:span text:style-name="T2">requête</text:span></text:p>
            <text:p text:style-name="P1"><text:span text:style-name="T2">Identifiant</text:span></text:p>
            <text:p text:style-name="P1"><text:span text:style-name="T2">Mot de passe</text:span></text:p>
          </draw:text-box>
        </draw:frame>
      </draw:page>
      <draw:page draw:name="page2" draw:style-name="dp1" draw:master-page-name="Standard">
        <draw:line draw:style-name="gr15" draw:text-style-name="P3" draw:layer="layout" svg:x1="6.722cm" svg:y1="14.456cm" svg:x2="6.722cm" svg:y2="27.706cm">
          <text:p/>
        </draw:line>
        <draw:line draw:style-name="gr15" draw:text-style-name="P3" draw:layer="layout" svg:x1="13.372cm" svg:y1="14.456cm" svg:x2="13.372cm" svg:y2="27.706cm">
          <text:p/>
        </draw:line>
        <draw:frame draw:style-name="gr16" draw:text-style-name="P11" draw:layer="layout" svg:width="3.403cm" svg:height="2.25cm" svg:x="2.373cm" svg:y="12.956cm">
          <draw:text-box>
            <text:p text:style-name="P1"><text:span text:style-name="T14">Alice</text:span></text:p>
          </draw:text-box>
        </draw:frame>
        <draw:frame draw:style-name="gr16" draw:text-style-name="P12" draw:layer="layout" svg:width="3.403cm" svg:height="2.25cm" svg:x="14.863cm" svg:y="12.95cm">
          <draw:text-box>
            <text:p text:style-name="P1"><text:span text:style-name="T15">Bob</text:span></text:p>
          </draw:text-box>
        </draw:frame>
        <draw:frame draw:style-name="gr16" draw:text-style-name="P12" draw:layer="layout" svg:width="3.403cm" svg:height="2.25cm" svg:x="8.563cm" svg:y="12.95cm">
          <draw:text-box>
            <text:p text:style-name="P1"><text:span text:style-name="T1">Internet</text:span></text:p>
          </draw:text-box>
        </draw:frame>
        <draw:line draw:style-name="gr17" draw:text-style-name="P13" draw:layer="layout" svg:x1="4.122cm" svg:y1="15.706cm" svg:x2="16.122cm" svg:y2="17.206cm">
          <text:p/>
        </draw:line>
        <draw:line draw:style-name="gr18" draw:text-style-name="P3" draw:layer="layout" svg:x1="15.872cm" svg:y1="17.456cm" svg:x2="3.872cm" svg:y2="18.706cm">
          <text:p/>
        </draw:line>
        <draw:line draw:style-name="gr19" draw:text-style-name="P3" draw:layer="layout" svg:x1="3.872cm" svg:y1="20.956cm" svg:x2="16.372cm" svg:y2="23.456cm">
          <text:p/>
        </draw:line>
        <draw:line draw:style-name="gr20" draw:text-style-name="P3" draw:layer="layout" svg:x1="3.872cm" svg:y1="25.106cm" svg:x2="16.372cm" svg:y2="25.106cm">
          <text:p/>
        </draw:line>
        <draw:line draw:style-name="gr21" draw:text-style-name="P3" draw:layer="layout" svg:x1="16.372cm" svg:y1="26.206cm" svg:x2="3.872cm" svg:y2="26.206cm">
          <text:p/>
        </draw:line>
        <draw:frame draw:style-name="gr22" draw:text-style-name="P15" draw:layer="layout" svg:width="5.631cm" svg:height="2.25cm" svg:x="7.591cm" svg:y="17.455cm">
          <draw:text-box>
            <text:p text:style-name="P14"><text:span text:style-name="T16"><text:s/></text:span><text:span text:style-name="T16">2 - </text:span><text:span text:style-name="T17">K</text:span><text:span text:style-name="T18">priv</text:span><text:span text:style-name="T19">AC </text:span><text:span text:style-name="T20">(K</text:span><text:span text:style-name="T18">pub</text:span><text:span text:style-name="T19">B</text:span><text:span text:style-name="T17">) ; <text:s/></text:span><text:span text:style-name="T20">K</text:span><text:span text:style-name="T21">pub</text:span><text:span text:style-name="T22">B</text:span><text:span text:style-name="T23"> </text:span></text:p>
          </draw:text-box>
        </draw:frame>
        <draw:frame draw:style-name="gr23" draw:text-style-name="P16" draw:layer="layout" svg:width="5.631cm" svg:height="2.25cm" svg:x="1.299cm" svg:y="18.7cm">
          <draw:text-box>
            <text:p text:style-name="P14"><text:span text:style-name="T24">3 - vérification </text:span></text:p>
            <text:p text:style-name="P14"><text:span text:style-name="T25">K</text:span><text:span text:style-name="T26">pub</text:span><text:span text:style-name="T27">AC</text:span><text:span text:style-name="T24"> </text:span><text:span text:style-name="T25">(K</text:span><text:span text:style-name="T26">priv</text:span><text:span text:style-name="T27">AC </text:span><text:span text:style-name="T28">(K</text:span><text:span text:style-name="T26">pub</text:span><text:span text:style-name="T27">B</text:span><text:span text:style-name="T25">))  = <text:s/></text:span><text:span text:style-name="T28">K</text:span><text:span text:style-name="T29">pub</text:span><text:span text:style-name="T30">B</text:span><text:span text:style-name="T31"> </text:span></text:p>
          </draw:text-box>
        </draw:frame>
        <draw:frame draw:style-name="gr24" draw:text-style-name="P16" draw:layer="layout" svg:width="5.631cm" svg:height="2.25cm" svg:x="7.543cm" svg:y="14.7cm">
          <draw:text-box>
            <text:p text:style-name="P14"><text:span text:style-name="T24"><text:s/></text:span><text:span text:style-name="T24">1 - </text:span><text:span text:style-name="T25">« Hello »</text:span></text:p>
          </draw:text-box>
        </draw:frame>
        <draw:frame draw:style-name="gr25" draw:text-style-name="P16" draw:layer="layout" svg:width="5.631cm" svg:height="2.294cm" svg:x="7.143cm" svg:y="21.756cm">
          <draw:text-box>
            <text:p text:style-name="P14"><text:span text:style-name="T32">4</text:span><text:span text:style-name="T28"> - K</text:span><text:span text:style-name="T29">pub</text:span><text:span text:style-name="T30">B</text:span><text:span text:style-name="T31"> (k)</text:span></text:p>
          </draw:text-box>
        </draw:frame>
        <draw:frame draw:style-name="gr26" draw:text-style-name="P17" draw:layer="layout" svg:width="5.631cm" svg:height="2.294cm" svg:x="7.335cm" svg:y="24.501cm">
          <draw:text-box>
            <text:p text:style-name="P14"><text:span text:style-name="T33">Échanges </text:span><text:span text:style-name="T33">chiffrés</text:span></text:p>
          </draw:text-box>
        </draw:frame>
        <draw:frame draw:style-name="gr27" draw:text-style-name="P15" draw:layer="layout" svg:width="5.631cm" svg:height="2.25cm" svg:x="13.443cm" svg:y="22.9cm">
          <draw:text-box>
            <text:p text:style-name="P14"><text:span text:style-name="T16"><text:s/></text:span><text:span text:style-name="T16">5 – k = </text:span><text:span text:style-name="T17">K</text:span><text:span text:style-name="T18">priv</text:span><text:span text:style-name="T19">B </text:span><text:span text:style-name="T20">(K</text:span><text:span text:style-name="T18">pub</text:span><text:span text:style-name="T19">B</text:span><text:span text:style-name="T17">(k)) </text:span><text:span text:style-name="T23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ccanthis ADF Std" svg:font-family="'Accanthis ADF Std'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1:34:21.504634893</meta:creation-date>
    <dc:date>2024-05-01T09:09:16.726367571</dc:date>
    <meta:editing-duration>PT32M16S</meta:editing-duration>
    <meta:editing-cycles>2</meta:editing-cycles>
    <meta:generator>LibreOffice/7.4.7.2$Linux_X86_64 LibreOffice_project/40$Build-2</meta:generator>
    <meta:document-statistic meta:object-count="47"/>
  </office:meta>
</office:document-meta>
</file>